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251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ro8" style:family="table-row">
      <style:table-row-properties style:row-height="1.286cm" fo:break-before="auto" style:use-optimal-row-height="false"/>
    </style:style>
    <style:style style:name="ro9" style:family="table-row">
      <style:table-row-properties style:row-height="1.374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0.847cm" fo:break-before="auto" style:use-optimal-row-height="true"/>
    </style:style>
    <style:style style:name="ro14" style:family="table-row">
      <style:table-row-properties style:row-height="1.6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9-01_14-37-21_000.jpg</text:p>
          </table:table-cell>
          <table:table-cell office:value-type="string">
            <text:p>-*</text:p>
          </table:table-cell>
          <table:table-cell table:style-name="ce8"/>
          <table:table-cell/>
          <table:table-cell office:value-type="string">
            <text:p>N-35-35-28.86 E-139-34-49.32</text:p>
          </table:table-cell>
          <table:table-cell table:formula="of:=IF([.E2]=&quot;&quot;;[.C2];CONCATENATE([.C2];&quot; / &quot;;[.E2]))" office:value-type="string" office:string-value="-*">
            <text:p>-*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9-02_11-20-20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3.51 E-139-34-49.22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9-02_14-09-34_000.jpg</text:p>
          </table:table-cell>
          <table:table-cell office:value-type="string">
            <text:p>:PHOTO 記録 / 作ったもの / @自室 / 災害備蓄品用の箱</text:p>
          </table:table-cell>
          <table:table-cell table:style-name="ce10"/>
          <table:table-cell/>
          <table:table-cell office:value-type="string">
            <text:p>N-35-35-23.93 E-139-34-49.32</text:p>
          </table:table-cell>
          <table:table-cell table:formula="of:=IF([.E4]=&quot;&quot;;[.C4];CONCATENATE([.C4];&quot; / &quot;;[.E4]))" office:value-type="string" office:string-value=":PHOTO 記録 / 作ったもの / @自室 / 災害備蓄品用の箱">
            <text:p>:PHOTO 記録 / 作ったもの / @自室 / 災害備蓄品用の箱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9-02_14-09-40_000.jpg</text:p>
          </table:table-cell>
          <table:table-cell office:value-type="string">
            <text:p>:PHOTO 記録 / 作ったもの / @自室 / 災害備蓄品用の箱</text:p>
          </table:table-cell>
          <table:table-cell table:style-name="ce11"/>
          <table:table-cell/>
          <table:table-cell office:value-type="string">
            <text:p>N-35-35-28.83 E-139-34-49.32</text:p>
          </table:table-cell>
          <table:table-cell table:formula="of:=IF([.E5]=&quot;&quot;;[.C5];CONCATENATE([.C5];&quot; / &quot;;[.E5]))" office:value-type="string" office:string-value=":PHOTO 記録 / 作ったもの / @自室 / 災害備蓄品用の箱">
            <text:p>:PHOTO 記録 / 作ったもの / @自室 / 災害備蓄品用の箱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9-02_14-09-53_000.jpg</text:p>
          </table:table-cell>
          <table:table-cell office:value-type="string">
            <text:p>:PHOTO 記録 / 作ったもの / @自室 / 災害備蓄品用の箱</text:p>
          </table:table-cell>
          <table:table-cell table:style-name="ce11"/>
          <table:table-cell/>
          <table:table-cell office:value-type="string">
            <text:p>N-35-35-28.74 E-139-34-49.27</text:p>
          </table:table-cell>
          <table:table-cell table:formula="of:=IF([.E6]=&quot;&quot;;[.C6];CONCATENATE([.C6];&quot; / &quot;;[.E6]))" office:value-type="string" office:string-value=":PHOTO 記録 / 作ったもの / @自室 / 災害備蓄品用の箱">
            <text:p>:PHOTO 記録 / 作ったもの / @自室 / 災害備蓄品用の箱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9-02_14-19-21_000.jpg</text:p>
          </table:table-cell>
          <table:table-cell office:value-type="string">
            <text:p>:m 災害備蓄 / リスト / 2019-09-01-①</text:p>
          </table:table-cell>
          <table:table-cell table:style-name="ce9"/>
          <table:table-cell/>
          <table:table-cell office:value-type="string">
            <text:p>N-35-35-28.72 E-139-34-49.38</text:p>
          </table:table-cell>
          <table:table-cell table:formula="of:=IF([.E7]=&quot;&quot;;[.C7];CONCATENATE([.C7];&quot; / &quot;;[.E7]))" office:value-type="string" office:string-value=":m 災害備蓄 / リスト / 2019-09-01-①">
            <text:p>:m 災害備蓄 / リスト / 2019-09-01-①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string">
            <text:p>2019-09-02_14-19-45_000.jpg</text:p>
          </table:table-cell>
          <table:table-cell office:value-type="string">
            <text:p>:PHOTO 記録 / @自室 / 用意するもの / 災害備蓄品用の箱を作る</text:p>
          </table:table-cell>
          <table:table-cell table:style-name="ce10"/>
          <table:table-cell/>
          <table:table-cell office:value-type="string">
            <text:p>N-35-35-28.72 E-139-34-49.38</text:p>
          </table:table-cell>
          <table:table-cell table:formula="of:=IF([.E8]=&quot;&quot;;[.C8];CONCATENATE([.C8];&quot; / &quot;;[.E8]))" office:value-type="string" office:string-value=":PHOTO 記録 / @自室 / 用意するもの / 災害備蓄品用の箱を作る">
            <text:p>:PHOTO 記録 / @自室 / 用意するもの / 災害備蓄品用の箱を作る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7" office:value-type="string">
            <text:p>2019-09-02_15-12-25_000.jpg</text:p>
          </table:table-cell>
          <table:table-cell table:style-name="ce9" office:value-type="string">
            <text:p>JVEMV6 52#2 / 52. 自然観察 / 2. grass / field_photos / 雑草、草本、花 / @クリエイト向かいのマンション、敷地 / 花 / N-35-35-24.06 E-139-34-49.54</text:p>
          </table:table-cell>
          <table:table-cell table:style-name="ce10"/>
          <table:table-cell table:formula="of:=[.F9]" office:value-type="string" office:string-value="N-35-35-24.06 E-139-34-49.54">
            <text:p>N-35-35-24.06 E-139-34-49.54</text:p>
          </table:table-cell>
          <table:table-cell office:value-type="string">
            <text:p>N-35-35-24.06 E-139-34-49.54</text:p>
          </table:table-cell>
          <table:table-cell table:formula="of:=IF([.E9]=&quot;&quot;;[.C9];CONCATENATE([.C9];&quot; / &quot;;[.E9]))" office:value-type="string" office:string-value="JVEMV6 52#2 / 52. 自然観察 / 2. grass / field_photos / 雑草、草本、花 / @クリエイト向かいのマンション、敷地 / 花 / N-35-35-24.06 E-139-34-49.54 / N-35-35-24.06 E-139-34-49.54">
            <text:p>JVEMV6 52#2 / 52. 自然観察 / 2. grass / field_photos / 雑草、草本、花 / @クリエイト向かいのマンション、敷地 / 花 / N-35-35-24.06 E-139-34-49.54 / N-35-35-24.06 E-139-34-49.54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7" office:value-type="string">
            <text:p>2019-09-02_15-12-30_000.jpg</text:p>
          </table:table-cell>
          <table:table-cell table:style-name="ce9" office:value-type="string">
            <text:p>JVEMV6 52#2 / 52. 自然観察 / 2. grass / field_photos / 雑草、草本、花 / @クリエイト向かいのマンション、敷地 / 花 / N-35-35-25.02 E-139-34-54.65</text:p>
          </table:table-cell>
          <table:table-cell table:style-name="ce11"/>
          <table:table-cell table:formula="of:=[.F10]" office:value-type="string" office:string-value="N-35-35-25.02 E-139-34-54.65">
            <text:p>N-35-35-25.02 E-139-34-54.65</text:p>
          </table:table-cell>
          <table:table-cell office:value-type="string">
            <text:p>N-35-35-25.02 E-139-34-54.65</text:p>
          </table:table-cell>
          <table:table-cell table:formula="of:=IF([.E10]=&quot;&quot;;[.C10];CONCATENATE([.C10];&quot; / &quot;;[.E10]))" office:value-type="string" office:string-value="JVEMV6 52#2 / 52. 自然観察 / 2. grass / field_photos / 雑草、草本、花 / @クリエイト向かいのマンション、敷地 / 花 / N-35-35-25.02 E-139-34-54.65 / N-35-35-25.02 E-139-34-54.65">
            <text:p>JVEMV6 52#2 / 52. 自然観察 / 2. grass / field_photos / 雑草、草本、花 / @クリエイト向かいのマンション、敷地 / 花 / N-35-35-25.02 E-139-34-54.65 / N-35-35-25.02 E-139-34-54.65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7" office:value-type="string">
            <text:p>2019-09-02_15-12-37_000.jpg</text:p>
          </table:table-cell>
          <table:table-cell table:style-name="ce9" office:value-type="string">
            <text:p>JVEMV6 52#2 / 52. 自然観察 / 2. grass / field_photos / 雑草、草本、花 / @クリエイト向かいのマンション、敷地 / 花 / N-35-35-25.18 E-139-34-54.87</text:p>
          </table:table-cell>
          <table:table-cell table:style-name="ce9"/>
          <table:table-cell table:formula="of:=[.F11]" office:value-type="string" office:string-value="N-35-35-25.18 E-139-34-54.87">
            <text:p>N-35-35-25.18 E-139-34-54.87</text:p>
          </table:table-cell>
          <table:table-cell office:value-type="string">
            <text:p>N-35-35-25.18 E-139-34-54.87</text:p>
          </table:table-cell>
          <table:table-cell table:formula="of:=IF([.E11]=&quot;&quot;;[.C11];CONCATENATE([.C11];&quot; / &quot;;[.E11]))" office:value-type="string" office:string-value="JVEMV6 52#2 / 52. 自然観察 / 2. grass / field_photos / 雑草、草本、花 / @クリエイト向かいのマンション、敷地 / 花 / N-35-35-25.18 E-139-34-54.87 / N-35-35-25.18 E-139-34-54.87">
            <text:p>JVEMV6 52#2 / 52. 自然観察 / 2. grass / field_photos / 雑草、草本、花 / @クリエイト向かいのマンション、敷地 / 花 / N-35-35-25.18 E-139-34-54.87 / N-35-35-25.18 E-139-34-54.87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7" office:value-type="string">
            <text:p>2019-09-02_15-12-41_000.jpg</text:p>
          </table:table-cell>
          <table:table-cell table:style-name="ce9" office:value-type="string">
            <text:p>JVEMV6 52#2 / 52. 自然観察 / 2. grass / field_photos / 雑草、草本、花 / @クリエイト向かいのマンション、敷地 / 花 / N-35-35-25.06 E-139-34-54.71</text:p>
          </table:table-cell>
          <table:table-cell table:style-name="ce11"/>
          <table:table-cell table:formula="of:=[.F12]" office:value-type="string" office:string-value="N-35-35-25.06 E-139-34-54.71">
            <text:p>N-35-35-25.06 E-139-34-54.71</text:p>
          </table:table-cell>
          <table:table-cell office:value-type="string">
            <text:p>N-35-35-25.06 E-139-34-54.71</text:p>
          </table:table-cell>
          <table:table-cell table:formula="of:=IF([.E12]=&quot;&quot;;[.C12];CONCATENATE([.C12];&quot; / &quot;;[.E12]))" office:value-type="string" office:string-value="JVEMV6 52#2 / 52. 自然観察 / 2. grass / field_photos / 雑草、草本、花 / @クリエイト向かいのマンション、敷地 / 花 / N-35-35-25.06 E-139-34-54.71 / N-35-35-25.06 E-139-34-54.71">
            <text:p>JVEMV6 52#2 / 52. 自然観察 / 2. grass / field_photos / 雑草、草本、花 / @クリエイト向かいのマンション、敷地 / 花 / N-35-35-25.06 E-139-34-54.71 / N-35-35-25.06 E-139-34-54.71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7" office:value-type="string">
            <text:p>2019-09-02_15-12-53_000.jpg</text:p>
          </table:table-cell>
          <table:table-cell table:style-name="ce9" office:value-type="string">
            <text:p>JVEMV6 52#2 / 52. 自然観察 / 2. grass / field_photos / 雑草、草本、花 / @クリエイト向かいのマンション、敷地 / 花 / N-35-35-25.03 E-139-34-54.54</text:p>
          </table:table-cell>
          <table:table-cell table:style-name="ce9"/>
          <table:table-cell table:formula="of:=[.F13]" office:value-type="string" office:string-value="N-35-35-25.03 E-139-34-54.54">
            <text:p>N-35-35-25.03 E-139-34-54.54</text:p>
          </table:table-cell>
          <table:table-cell office:value-type="string">
            <text:p>N-35-35-25.03 E-139-34-54.54</text:p>
          </table:table-cell>
          <table:table-cell table:formula="of:=IF([.E13]=&quot;&quot;;[.C13];CONCATENATE([.C13];&quot; / &quot;;[.E13]))" office:value-type="string" office:string-value="JVEMV6 52#2 / 52. 自然観察 / 2. grass / field_photos / 雑草、草本、花 / @クリエイト向かいのマンション、敷地 / 花 / N-35-35-25.03 E-139-34-54.54 / N-35-35-25.03 E-139-34-54.54">
            <text:p>JVEMV6 52#2 / 52. 自然観察 / 2. grass / field_photos / 雑草、草本、花 / @クリエイト向かいのマンション、敷地 / 花 / N-35-35-25.03 E-139-34-54.54 / N-35-35-25.03 E-139-34-54.54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3">
            <text:p>13</text:p>
          </table:table-cell>
          <table:table-cell table:style-name="ce7" office:value-type="string">
            <text:p>2019-09-02_15-13-09_000.jpg</text:p>
          </table:table-cell>
          <table:table-cell table:style-name="ce9" office:value-type="string">
            <text:p>JVEMV6 52#2 / 52. 自然観察 / 2. grass / field_photos / 雑草、草本、花 / @クリエイト向かいのマンション、敷地 / 花 / N-35-35-25.21 E-139-34-54.93</text:p>
          </table:table-cell>
          <table:table-cell table:style-name="ce8"/>
          <table:table-cell table:formula="of:=[.F14]" office:value-type="string" office:string-value="N-35-35-25.21 E-139-34-54.93">
            <text:p>N-35-35-25.21 E-139-34-54.93</text:p>
          </table:table-cell>
          <table:table-cell office:value-type="string">
            <text:p>N-35-35-25.21 E-139-34-54.93</text:p>
          </table:table-cell>
          <table:table-cell table:formula="of:=IF([.E14]=&quot;&quot;;[.C14];CONCATENATE([.C14];&quot; / &quot;;[.E14]))" office:value-type="string" office:string-value="JVEMV6 52#2 / 52. 自然観察 / 2. grass / field_photos / 雑草、草本、花 / @クリエイト向かいのマンション、敷地 / 花 / N-35-35-25.21 E-139-34-54.93 / N-35-35-25.21 E-139-34-54.93">
            <text:p>JVEMV6 52#2 / 52. 自然観察 / 2. grass / field_photos / 雑草、草本、花 / @クリエイト向かいのマンション、敷地 / 花 / N-35-35-25.21 E-139-34-54.93 / N-35-35-25.21 E-139-34-54.93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9-02_18-21-05_000.jpg</text:p>
          </table:table-cell>
          <table:table-cell table:style-name="ce5" office:value-type="string">
            <text:p>:m music / log / gt / || s.1:c.p.-7.N,ref=email-1,R=1,k.C,cp=I-V-VIm-Ⅲm~Ⅳ-I-Ⅳ-V || s.2:c.p.-7,k.D,style=backing,R=2 || s.3:f-36.N,ins=g+h,R=3,cp=c.p.-7 || s.4:f-37.N(copy),src=canon(pachelbell),k.C,R=4 || s.5:f-37;var-1,R=6,tab-diagram+ || s.6:f-38.N,type=blues-like,k.Em,R=5 || s.7:c.p.-8.N,ref=email-1,cp=Ⅳ-V-Ⅲm-Ⅵm~Ⅳ-V-I,R=7</text:p>
          </table:table-cell>
          <table:table-cell table:style-name="ce8"/>
          <table:table-cell/>
          <table:table-cell office:value-type="string">
            <text:p>N-35-35-28.22 E-139-34-49.11</text:p>
          </table:table-cell>
          <table:table-cell table:formula="of:=IF([.E15]=&quot;&quot;;[.C15];CONCATENATE([.C15];&quot; / &quot;;[.E15]))" office:value-type="string" office:string-value=":m music / log / gt / || s.1:c.p.-7.N,ref=email-1,R=1,k.C,cp=I-V-VIm-Ⅲm~Ⅳ-I-Ⅳ-V || s.2:c.p.-7,k.D,style=backing,R=2 || s.3:f-36.N,ins=g+h,R=3,cp=c.p.-7 || s.4:f-37.N(copy),src=canon(pachelbell),k.C,R=4 || s.5:f-37;var-1,R=6,tab-diagram+ || s.6:f-38.N,type=blues-like,k.Em,R=5 || s.7:c.p.-8.N,ref=email-1,cp=Ⅳ-V-Ⅲm-Ⅵm~Ⅳ-V-I,R=7">
            <text:p>:m music / log / gt / || s.1:c.p.-7.N,ref=email-1,R=1,k.C,cp=I-V-VIm-Ⅲm~Ⅳ-I-Ⅳ-V || s.2:c.p.-7,k.D,style=backing,R=2 || s.3:f-36.N,ins=g+h,R=3,cp=c.p.-7 || s.4:f-37.N(copy),src=canon(pachelbell),k.C,R=4 || s.5:f-37;var-1,R=6,tab-diagram+ || s.6:f-38.N,type=blues-like,k.Em,R=5 || s.7:c.p.-8.N,ref=email-1,cp=Ⅳ-V-Ⅲm-Ⅵm~Ⅳ-V-I,R=7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9-02_20-27-02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7.49 E-139-34-48.5</text:p>
          </table:table-cell>
          <table:table-cell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9-03_03-03-38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3.59 E-139-34-49.0</text:p>
          </table:table-cell>
          <table:table-cell table:formula="of:=IF([.E17]=&quot;&quot;;[.C17];CONCATENATE([.C17];&quot; / &quot;;[.E1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2019-09-03_08-53-09_000.jpg</text:p>
          </table:table-cell>
          <table:table-cell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7.12 E-139-34-49.6</text:p>
          </table:table-cell>
          <table:table-cell table:formula="of:=IF([.E18]=&quot;&quot;;[.C18];CONCATENATE([.C18];&quot; / &quot;;[.E18]))" office:value-type="string" office:string-value=":m :PHOTO 起きた時刻 / 2019">
            <text:p>:m :PHOTO 起きた時刻 / 2019</text:p>
          </table:table-cell>
          <table:table-cell table:style-name="ce25" table:number-columns-repeated="2"/>
        </table:table-row>
        <table:table-row table:style-name="ro7">
          <table:table-cell table:style-name="ce2" office:value-type="float" office:value="18">
            <text:p>18</text:p>
          </table:table-cell>
          <table:table-cell table:style-name="ce9" office:value-type="string">
            <text:p>2019-09-03_09-28-26_000.jpg</text:p>
          </table:table-cell>
          <table:table-cell office:value-type="string">
            <text:p>:m 記録 / お酒</text:p>
          </table:table-cell>
          <table:table-cell table:style-name="ce8"/>
          <table:table-cell/>
          <table:table-cell office:value-type="string">
            <text:p>N-35-35-29.37 E-139-34-49.71</text:p>
          </table:table-cell>
          <table:table-cell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25" table:number-columns-repeated="2"/>
        </table:table-row>
        <table:table-row table:style-name="ro8">
          <table:table-cell table:style-name="ce2" office:value-type="float" office:value="19">
            <text:p>19</text:p>
          </table:table-cell>
          <table:table-cell table:style-name="ce9" office:value-type="string">
            <text:p>2019-09-03_09-30-41_000.jpg</text:p>
          </table:table-cell>
          <table:table-cell table:style-name="ce9" office:value-type="string">
            <text:p>:m 見た夢 </text:p>
          </table:table-cell>
          <table:table-cell table:style-name="ce8"/>
          <table:table-cell/>
          <table:table-cell office:value-type="string">
            <text:p>N-35-35-28.81 E-139-34-49.82</text:p>
          </table:table-cell>
          <table:table-cell table:formula="of:=IF([.E20]=&quot;&quot;;[.C20];CONCATENATE([.C20];&quot; / &quot;;[.E20]))" office:value-type="string" office:string-value=":m 見た夢 ">
            <text:p>:m 見た夢 </text:p>
          </table:table-cell>
          <table:table-cell table:style-name="ce25" table:number-columns-repeated="2"/>
        </table:table-row>
        <table:table-row table:style-name="ro9">
          <table:table-cell table:style-name="ce2" office:value-type="float" office:value="20">
            <text:p>20</text:p>
          </table:table-cell>
          <table:table-cell table:style-name="ce10" office:value-type="string">
            <text:p>2019-09-03_09-30-54_000.jpg</text:p>
          </table:table-cell>
          <table:table-cell office:value-type="string">
            <text:p>:m other / 記録　文書 / @自室 / 空手、練習 / 套路、パターン / sn=4</text:p>
          </table:table-cell>
          <table:table-cell table:style-name="ce11"/>
          <table:table-cell/>
          <table:table-cell office:value-type="string">
            <text:p>N-35-35-28.81 E-139-34-49.82</text:p>
          </table:table-cell>
          <table:table-cell table:formula="of:=IF([.E21]=&quot;&quot;;[.C21];CONCATENATE([.C21];&quot; / &quot;;[.E21]))" office:value-type="string" office:string-value=":m other / 記録　文書 / @自室 / 空手、練習 / 套路、パターン / sn=4">
            <text:p>:m other / 記録　文書 / @自室 / 空手、練習 / 套路、パターン / sn=4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11"/>
          <table:table-cell/>
          <table:table-cell table:style-name="ce9"/>
          <table:table-cell table:formula="of:=[.F22]" office:value-type="string" office:string-value="N-35-39-40.02 E-139-44-17.65">
            <text:p>N-35-39-40.02 E-139-44-17.65</text:p>
          </table:table-cell>
          <table:table-cell office:value-type="string">
            <text:p>N-35-39-40.02 E-139-44-17.65</text:p>
          </table:table-cell>
          <table:table-cell table:formula="of:=IF([.E22]=&quot;&quot;;[.C22];CONCATENATE([.C22];&quot; / &quot;;[.E22]))" office:value-type="string" office:string-value=" / N-35-39-40.02 E-139-44-17.65">
            <text:p><text:s/>/ N-35-39-40.02 E-139-44-17.65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9"/>
          <table:table-cell/>
          <table:table-cell table:style-name="ce8"/>
          <table:table-cell table:formula="of:=[.F23]" office:value-type="string" office:string-value="N-35-39-40.23 E-139-44-16.82">
            <text:p>N-35-39-40.23 E-139-44-16.82</text:p>
          </table:table-cell>
          <table:table-cell office:value-type="string">
            <text:p>N-35-39-40.23 E-139-44-16.82</text:p>
          </table:table-cell>
          <table:table-cell table:formula="of:=IF([.E23]=&quot;&quot;;[.C23];CONCATENATE([.C23];&quot; / &quot;;[.E23]))" office:value-type="string" office:string-value=" / N-35-39-40.23 E-139-44-16.82">
            <text:p><text:s/>/ N-35-39-40.23 E-139-44-16.82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12"/>
          <table:table-cell/>
          <table:table-cell table:style-name="ce8"/>
          <table:table-cell/>
          <table:table-cell office:value-type="string">
            <text:p>N-35-35-28.57 E-139-34-50.15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9"/>
          <table:table-cell/>
          <table:table-cell table:style-name="ce8"/>
          <table:table-cell/>
          <table:table-cell office:value-type="string">
            <text:p>N-35-35-27.56 E-139-34-47.95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/>
          <table:table-cell office:value-type="string">
            <text:p>N-35-35-28.49 E-139-34-50.48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0"/>
          <table:table-cell/>
          <table:table-cell office:value-type="string">
            <text:p>N-35-35-28.52 E-139-34-49.98</text:p>
          </table:table-cell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1"/>
          <table:table-cell/>
          <table:table-cell/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9"/>
          <table:table-cell/>
          <table:table-cell/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/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37 E-139-34-49.98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4 E-139-34-50.04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46 E-139-34-49.54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 table:style-name="ce5"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1"/>
          <table:table-cell/>
          <table:table-cell table:style-name="ce8"/>
          <table:table-cell/>
          <table:table-cell office:value-type="string">
            <text:p>N-35-35-28.86 E-139-34-49.54</text:p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/>
          <table:table-cell office:value-type="string">
            <text:p>N-35-35-28.94 E-139-34-49.6</text:p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5"/>
          <table:table-cell table:style-name="ce8"/>
          <table:table-cell/>
          <table:table-cell office:value-type="string">
            <text:p>N-35-35-28.88 E-139-34-49.6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38]=&quot;&quot;;[.C38];CONCATENATE([.C38];&quot; / &quot;;[.E38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39]=&quot;&quot;;[.C39];CONCATENATE([.C39];&quot; / &quot;;[.E39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40]=&quot;&quot;;[.C40];CONCATENATE([.C40];&quot; / &quot;;[.E40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3-44.19 E-139-4-57.95">
            <text:p>N-35-23-44.19 E-139-4-57.95</text:p>
          </table:table-cell>
          <table:table-cell office:value-type="string">
            <text:p>N-35-23-44.19 E-139-4-57.95</text:p>
          </table:table-cell>
          <table:table-cell table:formula="of:=IF([.E41]=&quot;&quot;;[.C41];CONCATENATE([.C41];&quot; / &quot;;[.E41]))" office:value-type="string" office:string-value=" / N-35-23-44.19 E-139-4-57.95">
            <text:p><text:s/>/ N-35-23-44.19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3-44.19 E-139-4-57.95">
            <text:p>N-35-23-44.19 E-139-4-57.95</text:p>
          </table:table-cell>
          <table:table-cell office:value-type="string">
            <text:p>N-35-23-44.19 E-139-4-57.95</text:p>
          </table:table-cell>
          <table:table-cell table:formula="of:=IF([.E42]=&quot;&quot;;[.C42];CONCATENATE([.C42];&quot; / &quot;;[.E42]))" office:value-type="string" office:string-value=" / N-35-23-44.19 E-139-4-57.95">
            <text:p><text:s/>/ N-35-23-44.19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3-44.2 E-139-4-57.95">
            <text:p>N-35-23-44.2 E-139-4-57.95</text:p>
          </table:table-cell>
          <table:table-cell office:value-type="string">
            <text:p>N-35-23-44.2 E-139-4-57.95</text:p>
          </table:table-cell>
          <table:table-cell table:formula="of:=IF([.E43]=&quot;&quot;;[.C43];CONCATENATE([.C43];&quot; / &quot;;[.E43]))" office:value-type="string" office:string-value=" / N-35-23-44.2 E-139-4-57.95">
            <text:p><text:s/>/ N-35-23-44.2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3-44.2 E-139-4-57.95">
            <text:p>N-35-23-44.2 E-139-4-57.95</text:p>
          </table:table-cell>
          <table:table-cell office:value-type="string">
            <text:p>N-35-23-44.2 E-139-4-57.95</text:p>
          </table:table-cell>
          <table:table-cell table:formula="of:=IF([.E44]=&quot;&quot;;[.C44];CONCATENATE([.C44];&quot; / &quot;;[.E44]))" office:value-type="string" office:string-value=" / N-35-23-44.2 E-139-4-57.95">
            <text:p><text:s/>/ N-35-23-44.2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3-44.13 E-139-4-58.06">
            <text:p>N-35-23-44.13 E-139-4-58.06</text:p>
          </table:table-cell>
          <table:table-cell office:value-type="string">
            <text:p>N-35-23-44.13 E-139-4-58.06</text:p>
          </table:table-cell>
          <table:table-cell table:formula="of:=IF([.E45]=&quot;&quot;;[.C45];CONCATENATE([.C45];&quot; / &quot;;[.E45]))" office:value-type="string" office:string-value=" / N-35-23-44.13 E-139-4-58.06">
            <text:p><text:s/>/ N-35-23-44.13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3-44.27 E-139-4-58.66">
            <text:p>N-35-23-44.27 E-139-4-58.66</text:p>
          </table:table-cell>
          <table:table-cell office:value-type="string">
            <text:p>N-35-23-44.27 E-139-4-58.66</text:p>
          </table:table-cell>
          <table:table-cell table:formula="of:=IF([.E46]=&quot;&quot;;[.C46];CONCATENATE([.C46];&quot; / &quot;;[.E46]))" office:value-type="string" office:string-value=" / N-35-23-44.27 E-139-4-58.66">
            <text:p><text:s/>/ N-35-23-44.27 E-139-4-58.6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3-44.24 E-139-4-58.61">
            <text:p>N-35-23-44.24 E-139-4-58.61</text:p>
          </table:table-cell>
          <table:table-cell office:value-type="string">
            <text:p>N-35-23-44.24 E-139-4-58.61</text:p>
          </table:table-cell>
          <table:table-cell table:formula="of:=IF([.E47]=&quot;&quot;;[.C47];CONCATENATE([.C47];&quot; / &quot;;[.E47]))" office:value-type="string" office:string-value=" / N-35-23-44.24 E-139-4-58.61">
            <text:p><text:s/>/ N-35-23-44.24 E-139-4-58.6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3-44.08 E-139-4-58.17">
            <text:p>N-35-23-44.08 E-139-4-58.17</text:p>
          </table:table-cell>
          <table:table-cell office:value-type="string">
            <text:p>N-35-23-44.08 E-139-4-58.17</text:p>
          </table:table-cell>
          <table:table-cell table:formula="of:=IF([.E48]=&quot;&quot;;[.C48];CONCATENATE([.C48];&quot; / &quot;;[.E48]))" office:value-type="string" office:string-value=" / N-35-23-44.08 E-139-4-58.17">
            <text:p><text:s/>/ N-35-23-44.08 E-139-4-58.17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3-44.2 E-139-4-58.5">
            <text:p>N-35-23-44.2 E-139-4-58.5</text:p>
          </table:table-cell>
          <table:table-cell office:value-type="string">
            <text:p>N-35-23-44.2 E-139-4-58.5</text:p>
          </table:table-cell>
          <table:table-cell table:formula="of:=IF([.E49]=&quot;&quot;;[.C49];CONCATENATE([.C49];&quot; / &quot;;[.E49]))" office:value-type="string" office:string-value=" / N-35-23-44.2 E-139-4-58.5">
            <text:p><text:s/>/ N-35-23-44.2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0]=&quot;&quot;;[.C50];CONCATENATE([.C50];&quot; / &quot;;[.E50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1]=&quot;&quot;;[.C51];CONCATENATE([.C51];&quot; / &quot;;[.E51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2]=&quot;&quot;;[.C52];CONCATENATE([.C52];&quot; / &quot;;[.E52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1"/>
          <table:table-cell table:formula="of:=[.F53]" office:value-type="string" office:string-value="N-35-23-44.02 E-139-4-57.78">
            <text:p>N-35-23-44.02 E-139-4-57.78</text:p>
          </table:table-cell>
          <table:table-cell office:value-type="string">
            <text:p>N-35-23-44.02 E-139-4-57.78</text:p>
          </table:table-cell>
          <table:table-cell table:formula="of:=IF([.E53]=&quot;&quot;;[.C53];CONCATENATE([.C53];&quot; / &quot;;[.E53]))" office:value-type="string" office:string-value=" / N-35-23-44.02 E-139-4-57.78">
            <text:p><text:s/>/ N-35-23-44.02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23-43.9 E-139-4-58.0">
            <text:p>N-35-23-43.9 E-139-4-58.0</text:p>
          </table:table-cell>
          <table:table-cell office:value-type="string">
            <text:p>N-35-23-43.9 E-139-4-58.0</text:p>
          </table:table-cell>
          <table:table-cell table:formula="of:=IF([.E54]=&quot;&quot;;[.C54];CONCATENATE([.C54];&quot; / &quot;;[.E54]))" office:value-type="string" office:string-value=" / N-35-23-43.9 E-139-4-58.0">
            <text:p><text:s/>/ N-35-23-43.9 E-139-4-58.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5]=&quot;&quot;;[.C55];CONCATENATE([.C55];&quot; / &quot;;[.E55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6]=&quot;&quot;;[.C56];CONCATENATE([.C56];&quot; / &quot;;[.E56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7]=&quot;&quot;;[.C57];CONCATENATE([.C57];&quot; / &quot;;[.E57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23-44.21 E-139-4-56.8">
            <text:p>N-35-23-44.21 E-139-4-56.8</text:p>
          </table:table-cell>
          <table:table-cell office:value-type="string">
            <text:p>N-35-23-44.21 E-139-4-56.8</text:p>
          </table:table-cell>
          <table:table-cell table:formula="of:=IF([.E58]=&quot;&quot;;[.C58];CONCATENATE([.C58];&quot; / &quot;;[.E58]))" office:value-type="string" office:string-value=" / N-35-23-44.21 E-139-4-56.8">
            <text:p><text:s/>/ N-35-23-44.21 E-139-4-56.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23-44.61 E-139-4-57.29">
            <text:p>N-35-23-44.61 E-139-4-57.29</text:p>
          </table:table-cell>
          <table:table-cell office:value-type="string">
            <text:p>N-35-23-44.61 E-139-4-57.29</text:p>
          </table:table-cell>
          <table:table-cell table:formula="of:=IF([.E59]=&quot;&quot;;[.C59];CONCATENATE([.C59];&quot; / &quot;;[.E59]))" office:value-type="string" office:string-value=" / N-35-23-44.61 E-139-4-57.29">
            <text:p><text:s/>/ N-35-23-44.61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23-44.65 E-139-4-57.24">
            <text:p>N-35-23-44.65 E-139-4-57.24</text:p>
          </table:table-cell>
          <table:table-cell office:value-type="string">
            <text:p>N-35-23-44.65 E-139-4-57.24</text:p>
          </table:table-cell>
          <table:table-cell table:formula="of:=IF([.E60]=&quot;&quot;;[.C60];CONCATENATE([.C60];&quot; / &quot;;[.E60]))" office:value-type="string" office:string-value=" / N-35-23-44.65 E-139-4-57.24">
            <text:p><text:s/>/ N-35-23-44.65 E-139-4-57.2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1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1]=&quot;&quot;;[.C61];CONCATENATE([.C61];&quot; / &quot;;[.E61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2]=&quot;&quot;;[.C62];CONCATENATE([.C62];&quot; / &quot;;[.E62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3]=&quot;&quot;;[.C63];CONCATENATE([.C63];&quot; / &quot;;[.E63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4]=&quot;&quot;;[.C64];CONCATENATE([.C64];&quot; / &quot;;[.E64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5]=&quot;&quot;;[.C65];CONCATENATE([.C65];&quot; / &quot;;[.E65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6]=&quot;&quot;;[.C66];CONCATENATE([.C66];&quot; / &quot;;[.E66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7]=&quot;&quot;;[.C67];CONCATENATE([.C67];&quot; / &quot;;[.E67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8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8]=&quot;&quot;;[.C68];CONCATENATE([.C68];&quot; / &quot;;[.E68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9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9]=&quot;&quot;;[.C69];CONCATENATE([.C69];&quot; / &quot;;[.E69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0]" office:value-type="string" office:string-value="N-35-23-44.56 E-139-4-57.4">
            <text:p>N-35-23-44.56 E-139-4-57.4</text:p>
          </table:table-cell>
          <table:table-cell office:value-type="string">
            <text:p>N-35-23-44.56 E-139-4-57.4</text:p>
          </table:table-cell>
          <table:table-cell table:formula="of:=IF([.E70]=&quot;&quot;;[.C70];CONCATENATE([.C70];&quot; / &quot;;[.E70]))" office:value-type="string" office:string-value=" / N-35-23-44.56 E-139-4-57.4">
            <text:p><text:s/>/ N-35-23-44.56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1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1]=&quot;&quot;;[.C71];CONCATENATE([.C71];&quot; / &quot;;[.E71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2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2]=&quot;&quot;;[.C72];CONCATENATE([.C72];&quot; / &quot;;[.E72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3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3]=&quot;&quot;;[.C73];CONCATENATE([.C73];&quot; / &quot;;[.E73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/>
          <table:table-cell table:style-name="ce9"/>
          <table:table-cell/>
          <table:table-cell/>
          <table:table-cell table:formula="of:=[.F74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4]=&quot;&quot;;[.C74];CONCATENATE([.C74];&quot; / &quot;;[.E74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5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5]=&quot;&quot;;[.C75];CONCATENATE([.C75];&quot; / &quot;;[.E75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6]" office:value-type="string" office:string-value="N-35-23-43.36 E-139-4-57.24">
            <text:p>N-35-23-43.36 E-139-4-57.24</text:p>
          </table:table-cell>
          <table:table-cell office:value-type="string">
            <text:p>N-35-23-43.36 E-139-4-57.24</text:p>
          </table:table-cell>
          <table:table-cell table:formula="of:=IF([.E76]=&quot;&quot;;[.C76];CONCATENATE([.C76];&quot; / &quot;;[.E76]))" office:value-type="string" office:string-value=" / N-35-23-43.36 E-139-4-57.24">
            <text:p><text:s/>/ N-35-23-43.36 E-139-4-57.2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7]" office:value-type="string" office:string-value="N-35-23-44.12 E-139-4-58.0">
            <text:p>N-35-23-44.12 E-139-4-58.0</text:p>
          </table:table-cell>
          <table:table-cell office:value-type="string">
            <text:p>N-35-23-44.12 E-139-4-58.0</text:p>
          </table:table-cell>
          <table:table-cell table:formula="of:=IF([.E77]=&quot;&quot;;[.C77];CONCATENATE([.C77];&quot; / &quot;;[.E77]))" office:value-type="string" office:string-value=" / N-35-23-44.12 E-139-4-58.0">
            <text:p><text:s/>/ N-35-23-44.12 E-139-4-58.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8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78]=&quot;&quot;;[.C78];CONCATENATE([.C78];&quot; / &quot;;[.E78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9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79]=&quot;&quot;;[.C79];CONCATENATE([.C79];&quot; / &quot;;[.E79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0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80]=&quot;&quot;;[.C80];CONCATENATE([.C80];&quot; / &quot;;[.E80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1]" office:value-type="string" office:string-value="N-35-23-44.28 E-139-4-57.84">
            <text:p>N-35-23-44.28 E-139-4-57.84</text:p>
          </table:table-cell>
          <table:table-cell office:value-type="string">
            <text:p>N-35-23-44.28 E-139-4-57.84</text:p>
          </table:table-cell>
          <table:table-cell table:formula="of:=IF([.E81]=&quot;&quot;;[.C81];CONCATENATE([.C81];&quot; / &quot;;[.E81]))" office:value-type="string" office:string-value=" / N-35-23-44.28 E-139-4-57.84">
            <text:p><text:s/>/ N-35-23-44.28 E-139-4-57.8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2]" office:value-type="string" office:string-value="N-35-23-44.35 E-139-4-58.55">
            <text:p>N-35-23-44.35 E-139-4-58.55</text:p>
          </table:table-cell>
          <table:table-cell office:value-type="string">
            <text:p>N-35-23-44.35 E-139-4-58.55</text:p>
          </table:table-cell>
          <table:table-cell table:formula="of:=IF([.E82]=&quot;&quot;;[.C82];CONCATENATE([.C82];&quot; / &quot;;[.E82]))" office:value-type="string" office:string-value=" / N-35-23-44.35 E-139-4-58.55">
            <text:p><text:s/>/ N-35-23-44.35 E-139-4-58.5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3]" office:value-type="string" office:string-value="N-35-23-44.36 E-139-4-59.1">
            <text:p>N-35-23-44.36 E-139-4-59.1</text:p>
          </table:table-cell>
          <table:table-cell office:value-type="string">
            <text:p>N-35-23-44.36 E-139-4-59.1</text:p>
          </table:table-cell>
          <table:table-cell table:formula="of:=IF([.E83]=&quot;&quot;;[.C83];CONCATENATE([.C83];&quot; / &quot;;[.E83]))" office:value-type="string" office:string-value=" / N-35-23-44.36 E-139-4-59.1">
            <text:p><text:s/>/ N-35-23-44.36 E-139-4-59.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4]" office:value-type="string" office:string-value="N-35-23-44.36 E-139-4-59.1">
            <text:p>N-35-23-44.36 E-139-4-59.1</text:p>
          </table:table-cell>
          <table:table-cell office:value-type="string">
            <text:p>N-35-23-44.36 E-139-4-59.1</text:p>
          </table:table-cell>
          <table:table-cell table:formula="of:=IF([.E84]=&quot;&quot;;[.C84];CONCATENATE([.C84];&quot; / &quot;;[.E84]))" office:value-type="string" office:string-value=" / N-35-23-44.36 E-139-4-59.1">
            <text:p><text:s/>/ N-35-23-44.36 E-139-4-59.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5]" office:value-type="string" office:string-value="N-35-23-44.34 E-139-4-59.05">
            <text:p>N-35-23-44.34 E-139-4-59.05</text:p>
          </table:table-cell>
          <table:table-cell office:value-type="string">
            <text:p>N-35-23-44.34 E-139-4-59.05</text:p>
          </table:table-cell>
          <table:table-cell table:formula="of:=IF([.E85]=&quot;&quot;;[.C85];CONCATENATE([.C85];&quot; / &quot;;[.E85]))" office:value-type="string" office:string-value=" / N-35-23-44.34 E-139-4-59.05">
            <text:p><text:s/>/ N-35-23-44.34 E-139-4-59.0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6]" office:value-type="string" office:string-value="N-35-22-54.99 E-139-4-15.54">
            <text:p>N-35-22-54.99 E-139-4-15.54</text:p>
          </table:table-cell>
          <table:table-cell office:value-type="string">
            <text:p>N-35-22-54.99 E-139-4-15.54</text:p>
          </table:table-cell>
          <table:table-cell table:formula="of:=IF([.E86]=&quot;&quot;;[.C86];CONCATENATE([.C86];&quot; / &quot;;[.E86]))" office:value-type="string" office:string-value=" / N-35-22-54.99 E-139-4-15.54">
            <text:p><text:s/>/ N-35-22-54.99 E-139-4-15.5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7]" office:value-type="string" office:string-value="N-35-22-54.95 E-139-4-15.6">
            <text:p>N-35-22-54.95 E-139-4-15.6</text:p>
          </table:table-cell>
          <table:table-cell office:value-type="string">
            <text:p>N-35-22-54.95 E-139-4-15.6</text:p>
          </table:table-cell>
          <table:table-cell table:formula="of:=IF([.E87]=&quot;&quot;;[.C87];CONCATENATE([.C87];&quot; / &quot;;[.E87]))" office:value-type="string" office:string-value=" / N-35-22-54.95 E-139-4-15.6">
            <text:p><text:s/>/ N-35-22-54.95 E-139-4-15.6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8]" office:value-type="string" office:string-value="N-35-22-54.95 E-139-4-15.6">
            <text:p>N-35-22-54.95 E-139-4-15.6</text:p>
          </table:table-cell>
          <table:table-cell office:value-type="string">
            <text:p>N-35-22-54.95 E-139-4-15.6</text:p>
          </table:table-cell>
          <table:table-cell table:formula="of:=IF([.E88]=&quot;&quot;;[.C88];CONCATENATE([.C88];&quot; / &quot;;[.E88]))" office:value-type="string" office:string-value=" / N-35-22-54.95 E-139-4-15.6">
            <text:p><text:s/>/ N-35-22-54.95 E-139-4-15.6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9]" office:value-type="string" office:string-value="N-35-22-54.9 E-139-4-15.49">
            <text:p>N-35-22-54.9 E-139-4-15.49</text:p>
          </table:table-cell>
          <table:table-cell office:value-type="string">
            <text:p>N-35-22-54.9 E-139-4-15.49</text:p>
          </table:table-cell>
          <table:table-cell table:formula="of:=IF([.E89]=&quot;&quot;;[.C89];CONCATENATE([.C89];&quot; / &quot;;[.E89]))" office:value-type="string" office:string-value=" / N-35-22-54.9 E-139-4-15.49">
            <text:p><text:s/>/ N-35-22-54.9 E-139-4-15.4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0]" office:value-type="string" office:string-value="N-35-35-26.23 E-139-34-48.39">
            <text:p>N-35-35-26.23 E-139-34-48.39</text:p>
          </table:table-cell>
          <table:table-cell office:value-type="string">
            <text:p>N-35-35-26.23 E-139-34-48.39</text:p>
          </table:table-cell>
          <table:table-cell table:formula="of:=IF([.E90]=&quot;&quot;;[.C90];CONCATENATE([.C90];&quot; / &quot;;[.E90]))" office:value-type="string" office:string-value=" / N-35-35-26.23 E-139-34-48.39">
            <text:p><text:s/>/ N-35-35-26.23 E-139-34-48.3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1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1]=&quot;&quot;;[.C91];CONCATENATE([.C91];&quot; / &quot;;[.E91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2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2]=&quot;&quot;;[.C92];CONCATENATE([.C92];&quot; / &quot;;[.E92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3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3]=&quot;&quot;;[.C93];CONCATENATE([.C93];&quot; / &quot;;[.E93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4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4]=&quot;&quot;;[.C94];CONCATENATE([.C94];&quot; / &quot;;[.E94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5]" office:value-type="string" office:string-value="N-35-35-25.99 E-139-34-48.34">
            <text:p>N-35-35-25.99 E-139-34-48.34</text:p>
          </table:table-cell>
          <table:table-cell office:value-type="string">
            <text:p>N-35-35-25.99 E-139-34-48.34</text:p>
          </table:table-cell>
          <table:table-cell table:formula="of:=IF([.E95]=&quot;&quot;;[.C95];CONCATENATE([.C95];&quot; / &quot;;[.E95]))" office:value-type="string" office:string-value=" / N-35-35-25.99 E-139-34-48.34">
            <text:p><text:s/>/ N-35-35-25.99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6]" office:value-type="string" office:string-value="N-35-35-25.87 E-139-34-48.39">
            <text:p>N-35-35-25.87 E-139-34-48.39</text:p>
          </table:table-cell>
          <table:table-cell office:value-type="string">
            <text:p>N-35-35-25.87 E-139-34-48.39</text:p>
          </table:table-cell>
          <table:table-cell table:formula="of:=IF([.E96]=&quot;&quot;;[.C96];CONCATENATE([.C96];&quot; / &quot;;[.E96]))" office:value-type="string" office:string-value=" / N-35-35-25.87 E-139-34-48.39">
            <text:p><text:s/>/ N-35-35-25.87 E-139-34-48.3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7]" office:value-type="string" office:string-value="N-35-35-25.84 E-139-34-48.61">
            <text:p>N-35-35-25.84 E-139-34-48.61</text:p>
          </table:table-cell>
          <table:table-cell office:value-type="string">
            <text:p>N-35-35-25.84 E-139-34-48.61</text:p>
          </table:table-cell>
          <table:table-cell table:formula="of:=IF([.E97]=&quot;&quot;;[.C97];CONCATENATE([.C97];&quot; / &quot;;[.E97]))" office:value-type="string" office:string-value=" / N-35-35-25.84 E-139-34-48.61">
            <text:p><text:s/>/ N-35-35-25.84 E-139-34-48.6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8]" office:value-type="string" office:string-value="N-35-35-25.84 E-139-34-48.67">
            <text:p>N-35-35-25.84 E-139-34-48.67</text:p>
          </table:table-cell>
          <table:table-cell office:value-type="string">
            <text:p>N-35-35-25.84 E-139-34-48.67</text:p>
          </table:table-cell>
          <table:table-cell table:formula="of:=IF([.E98]=&quot;&quot;;[.C98];CONCATENATE([.C98];&quot; / &quot;;[.E98]))" office:value-type="string" office:string-value=" / N-35-35-25.84 E-139-34-48.67">
            <text:p><text:s/>/ N-35-35-25.84 E-139-34-48.67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9]" office:value-type="string" office:string-value="N-35-35-25.9 E-139-34-48.56">
            <text:p>N-35-35-25.9 E-139-34-48.56</text:p>
          </table:table-cell>
          <table:table-cell office:value-type="string">
            <text:p>N-35-35-25.9 E-139-34-48.56</text:p>
          </table:table-cell>
          <table:table-cell table:formula="of:=IF([.E99]=&quot;&quot;;[.C99];CONCATENATE([.C99];&quot; / &quot;;[.E99]))" office:value-type="string" office:string-value=" / N-35-35-25.9 E-139-34-48.56">
            <text:p><text:s/>/ N-35-35-25.9 E-139-34-48.56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4.23 E-139-34-49.27</text:p>
          </table:table-cell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7.86 E-139-34-49.43</text:p>
          </table:table-cell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53 E-139-34-50.15</text:p>
          </table:table-cell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4.33 E-139-34-49.32</text:p>
          </table:table-cell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3"/>
          <table:table-cell/>
          <table:table-cell/>
          <table:table-cell office:value-type="string">
            <text:p>N-35-35-28.71 E-139-34-49.38</text:p>
          </table:table-cell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 office:value-type="string">
            <text:p>N-35-35-28.93 E-139-34-49.32</text:p>
          </table:table-cell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4.22 E-139-34-49.71</text:p>
          </table:table-cell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5"/>
          <table:table-cell/>
          <table:table-cell table:formula="of:=[.F108]" office:value-type="string" office:string-value="N-35-35-28.82 E-139-34-50.2">
            <text:p>N-35-35-28.82 E-139-34-50.2</text:p>
          </table:table-cell>
          <table:table-cell office:value-type="string">
            <text:p>N-35-35-28.82 E-139-34-50.2</text:p>
          </table:table-cell>
          <table:table-cell table:formula="of:=IF([.E108]=&quot;&quot;;[.C108];CONCATENATE([.C108];&quot; / &quot;;[.E108]))" office:value-type="string" office:string-value=" / N-35-35-28.82 E-139-34-50.2">
            <text:p><text:s/>/ N-35-35-28.82 E-139-34-50.2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09]" office:value-type="string" office:string-value="N-35-35-26.64 E-139-34-48.01">
            <text:p>N-35-35-26.64 E-139-34-48.01</text:p>
          </table:table-cell>
          <table:table-cell office:value-type="string">
            <text:p>N-35-35-26.64 E-139-34-48.01</text:p>
          </table:table-cell>
          <table:table-cell table:formula="of:=IF([.E109]=&quot;&quot;;[.C109];CONCATENATE([.C109];&quot; / &quot;;[.E109]))" office:value-type="string" office:string-value=" / N-35-35-26.64 E-139-34-48.01">
            <text:p><text:s/>/ N-35-35-26.64 E-139-34-48.0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0]" office:value-type="string" office:string-value="N-35-35-26.68 E-139-34-47.95">
            <text:p>N-35-35-26.68 E-139-34-47.95</text:p>
          </table:table-cell>
          <table:table-cell office:value-type="string">
            <text:p>N-35-35-26.68 E-139-34-47.95</text:p>
          </table:table-cell>
          <table:table-cell table:formula="of:=IF([.E110]=&quot;&quot;;[.C110];CONCATENATE([.C110];&quot; / &quot;;[.E110]))" office:value-type="string" office:string-value=" / N-35-35-26.68 E-139-34-47.95">
            <text:p><text:s/>/ N-35-35-26.68 E-139-34-47.9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1]" office:value-type="string" office:string-value="N-35-35-26.68 E-139-34-47.95">
            <text:p>N-35-35-26.68 E-139-34-47.95</text:p>
          </table:table-cell>
          <table:table-cell office:value-type="string">
            <text:p>N-35-35-26.68 E-139-34-47.95</text:p>
          </table:table-cell>
          <table:table-cell table:formula="of:=IF([.E111]=&quot;&quot;;[.C111];CONCATENATE([.C111];&quot; / &quot;;[.E111]))" office:value-type="string" office:string-value=" / N-35-35-26.68 E-139-34-47.95">
            <text:p><text:s/>/ N-35-35-26.68 E-139-34-47.9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2]" office:value-type="string" office:string-value="N-35-35-26.66 E-139-34-48.01">
            <text:p>N-35-35-26.66 E-139-34-48.01</text:p>
          </table:table-cell>
          <table:table-cell office:value-type="string">
            <text:p>N-35-35-26.66 E-139-34-48.01</text:p>
          </table:table-cell>
          <table:table-cell table:formula="of:=IF([.E112]=&quot;&quot;;[.C112];CONCATENATE([.C112];&quot; / &quot;;[.E112]))" office:value-type="string" office:string-value=" / N-35-35-26.66 E-139-34-48.01">
            <text:p><text:s/>/ N-35-35-26.66 E-139-34-48.0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3]" office:value-type="string" office:string-value="N-35-35-26.64 E-139-34-47.9">
            <text:p>N-35-35-26.64 E-139-34-47.9</text:p>
          </table:table-cell>
          <table:table-cell office:value-type="string">
            <text:p>N-35-35-26.64 E-139-34-47.9</text:p>
          </table:table-cell>
          <table:table-cell table:formula="of:=IF([.E113]=&quot;&quot;;[.C113];CONCATENATE([.C113];&quot; / &quot;;[.E113]))" office:value-type="string" office:string-value=" / N-35-35-26.64 E-139-34-47.9">
            <text:p><text:s/>/ N-35-35-26.64 E-139-34-47.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4]" office:value-type="string" office:string-value="N-35-35-26.65 E-139-34-47.84">
            <text:p>N-35-35-26.65 E-139-34-47.84</text:p>
          </table:table-cell>
          <table:table-cell office:value-type="string">
            <text:p>N-35-35-26.65 E-139-34-47.84</text:p>
          </table:table-cell>
          <table:table-cell table:formula="of:=IF([.E114]=&quot;&quot;;[.C114];CONCATENATE([.C114];&quot; / &quot;;[.E114]))" office:value-type="string" office:string-value=" / N-35-35-26.65 E-139-34-47.84">
            <text:p><text:s/>/ N-35-35-26.65 E-139-34-47.8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5]" office:value-type="string" office:string-value="N-35-35-26.66 E-139-34-47.95">
            <text:p>N-35-35-26.66 E-139-34-47.95</text:p>
          </table:table-cell>
          <table:table-cell office:value-type="string">
            <text:p>N-35-35-26.66 E-139-34-47.95</text:p>
          </table:table-cell>
          <table:table-cell table:formula="of:=IF([.E115]=&quot;&quot;;[.C115];CONCATENATE([.C115];&quot; / &quot;;[.E115]))" office:value-type="string" office:string-value=" / N-35-35-26.66 E-139-34-47.95">
            <text:p><text:s/>/ N-35-35-26.66 E-139-34-47.9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6]" office:value-type="string" office:string-value="N-35-35-26.72 E-139-34-48.01">
            <text:p>N-35-35-26.72 E-139-34-48.01</text:p>
          </table:table-cell>
          <table:table-cell office:value-type="string">
            <text:p>N-35-35-26.72 E-139-34-48.01</text:p>
          </table:table-cell>
          <table:table-cell table:formula="of:=IF([.E116]=&quot;&quot;;[.C116];CONCATENATE([.C116];&quot; / &quot;;[.E116]))" office:value-type="string" office:string-value=" / N-35-35-26.72 E-139-34-48.01">
            <text:p><text:s/>/ N-35-35-26.72 E-139-34-48.0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7]" office:value-type="string" office:string-value="N-35-35-26.88 E-139-34-48.06">
            <text:p>N-35-35-26.88 E-139-34-48.06</text:p>
          </table:table-cell>
          <table:table-cell office:value-type="string">
            <text:p>N-35-35-26.88 E-139-34-48.06</text:p>
          </table:table-cell>
          <table:table-cell table:formula="of:=IF([.E117]=&quot;&quot;;[.C117];CONCATENATE([.C117];&quot; / &quot;;[.E117]))" office:value-type="string" office:string-value=" / N-35-35-26.88 E-139-34-48.06">
            <text:p><text:s/>/ N-35-35-26.88 E-139-34-48.06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8]" office:value-type="string" office:string-value="N-35-35-26.88 E-139-34-48.06">
            <text:p>N-35-35-26.88 E-139-34-48.06</text:p>
          </table:table-cell>
          <table:table-cell office:value-type="string">
            <text:p>N-35-35-26.88 E-139-34-48.06</text:p>
          </table:table-cell>
          <table:table-cell table:formula="of:=IF([.E118]=&quot;&quot;;[.C118];CONCATENATE([.C118];&quot; / &quot;;[.E118]))" office:value-type="string" office:string-value=" / N-35-35-26.88 E-139-34-48.06">
            <text:p><text:s/>/ N-35-35-26.88 E-139-34-48.06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[.F119]" office:value-type="string" office:string-value="N-35-23-47.92 E-139-5-10.25">
            <text:p>N-35-23-47.92 E-139-5-10.25</text:p>
          </table:table-cell>
          <table:table-cell office:value-type="string">
            <text:p>N-35-23-47.92 E-139-5-10.25</text:p>
          </table:table-cell>
          <table:table-cell table:formula="of:=IF([.E119]=&quot;&quot;;[.C119];CONCATENATE([.C119];&quot; / &quot;;[.E119]))" office:value-type="string" office:string-value=" / N-35-23-47.92 E-139-5-10.25">
            <text:p><text:s/>/ N-35-23-47.92 E-139-5-10.2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[.F120]" office:value-type="string" office:string-value="N-35-21-48.32 E-139-4-32.13">
            <text:p>N-35-21-48.32 E-139-4-32.13</text:p>
          </table:table-cell>
          <table:table-cell office:value-type="string">
            <text:p>N-35-21-48.32 E-139-4-32.13</text:p>
          </table:table-cell>
          <table:table-cell table:formula="of:=IF([.E120]=&quot;&quot;;[.C120];CONCATENATE([.C120];&quot; / &quot;;[.E120]))" office:value-type="string" office:string-value=" / N-35-21-48.32 E-139-4-32.13">
            <text:p><text:s/>/ N-35-21-48.32 E-139-4-32.13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3.2 E-139-34-45.7</text:p>
          </table:table-cell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9.07 E-139-34-49.32</text:p>
          </table:table-cell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9.07 E-139-34-49.32</text:p>
          </table:table-cell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 office:value-type="string">
            <text:p>N-35-35-29.08 E-139-34-49.11</text:p>
          </table:table-cell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8.88 E-139-34-49.22</text:p>
          </table:table-cell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40]=&quot;&quot;;[.C140];CONCATENATE([.C140];&quot; / &quot;;[.E14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1" office:value-type="float" office:value="13">
            <text:p>13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2" office:value-type="float" office:value="21">
            <text:p>21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21">
            <text:p>2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21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21];&quot;-\*&quot;)"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XXX</text:p>
          </table:table-cell>
          <table:table-cell table:style-name="ce23" table:formula="of:=SUM(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21])" office:value-type="float" office:value="20">
            <text:p>2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21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21];無題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21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21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21];[.B2121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21];[.B2121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右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髪の毛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:PHOTO 寝た時刻 / 2019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温度 / 部屋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7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/ daylog メモ / 190418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8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tome/ (J*)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th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lets / action activity / やること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i FX / coding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? X-X*X / XXX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VIDEO / @自宅 / 記録 /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6673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http://www.sqlitetutorial.net/sqlite-insert/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2019/09/03</text:date>, <text:time>10:4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9-03T10:45:26.97</dc:date>
    <dc:creator>iwabuchi ken</dc:creator>
    <meta:editing-duration>P10DT18H31M30S</meta:editing-duration>
    <meta:editing-cycles>4338</meta:editing-cycles>
    <meta:document-statistic meta:table-count="1" meta:cell-count="685" meta:object-count="0"/>
  </office:meta>
</office:document-meta>
</file>